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963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shapes>
          <draw:frame draw:z-index="0" draw:style-name="gr1" draw:text-style-name="P1" svg:width="15cm" svg:height="9cm" svg:x="0.67cm" svg:y="6.291cm">
            <draw:object draw:notify-on-update-of-ranges="Benchmarks.A2:Benchmarks.A9 Benchmarks.B1:Benchmarks.B1 Benchmarks.B2:Benchmarks.B9 Benchmarks.C1:Benchmarks.C1 Benchmarks.C2:Benchmarks.C9 Benchmarks.D1:Benchmarks.D1 Benchmarks.D2:Benchmarks.D9 Benchmarks.E1:Benchmarks.E1 Benchmarks.E2:Benchmarks.E9 Benchmarks.F1:Benchmarks.F1 Benchmarks.F2:Benchmarks.F9 Benchmarks.G1:Benchmarks.G1 Benchmarks.G2:Benchmarks.G9 Benchmarks.K2:Benchmarks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7cm" svg:x="17.012cm" svg:y="7.58cm">
            <draw:object draw:notify-on-update-of-ranges="Benchmarks.A2:Benchmarks.A9 Benchmarks.H1:Benchmarks.H1 Benchmarks.H2:Benchmarks.H9 Benchmarks.I1:Benchmarks.I1 Benchmarks.I2:Benchmarks.I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cm" svg:height="9cm" svg:x="47.061cm" svg:y="6.585cm">
            <draw:object draw:notify-on-update-of-ranges="Benchmarks.A2:Benchmarks.A9 Benchmarks.K1:Benchmarks.K1 Benchmarks.K2:Benchmarks.K9 Benchmarks.L1:Benchmarks.L1 Benchmarks.L2:Benchmarks.L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cm" svg:height="8cm" svg:x="0cm" svg:y="16.235cm">
            <draw:object draw:notify-on-update-of-ranges="Benchmarks.A2:Benchmarks.A9 Benchmarks.M1:Benchmarks.M1 Benchmarks.M2:Benchmarks.M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cm" svg:height="8cm" svg:x="11.339cm" svg:y="16.325cm">
            <draw:object draw:notify-on-update-of-ranges="Benchmarks.A2:Benchmarks.A9 Benchmarks.J1:Benchmarks.J1 Benchmarks.J2:Benchmarks.J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cm" svg:height="9cm" svg:x="22.324cm" svg:y="15.904cm">
            <draw:object draw:notify-on-update-of-ranges="Benchmarks.A2:Benchmarks.A9 Benchmarks.O1:Benchmarks.O1 Benchmarks.O2:Benchmarks.O9 Benchmarks.P1:Benchmarks.P1 Benchmarks.P2:Benchmarks.P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TCP sent</text:p>
          </table:table-cell>
          <table:table-cell office:value-type="string" calcext:value-type="string">
            <text:p>TCP received</text:p>
          </table:table-cell>
          <table:table-cell office:value-type="string" calcext:value-type="string">
            <text:p>UDP sent</text:p>
          </table:table-cell>
          <table:table-cell office:value-type="string" calcext:value-type="string">
            <text:p>UDP received</text:p>
          </table:table-cell>
          <table:table-cell office:value-type="string" calcext:value-type="string">
            <text:p>Protocol sent</text:p>
          </table:table-cell>
          <table:table-cell office:value-type="string" calcext:value-type="string">
            <text:p>Protocol received</text:p>
          </table:table-cell>
          <table:table-cell office:value-type="string" calcext:value-type="string">
            <text:p>Largest packet</text:p>
          </table:table-cell>
          <table:table-cell office:value-type="string" calcext:value-type="string">
            <text:p><text:span text:style-name="T1">Max MTU (1280</text:span> bytes)</text:p>
          </table:table-cell>
          <table:table-cell office:value-type="string" calcext:value-type="string">
            <text:p>Total network</text:p>
          </table:table-cell>
          <table:table-cell office:value-type="string" calcext:value-type="string">
            <text:p>Total protocols</text:p>
          </table:table-cell>
          <table:table-cell office:value-type="string" calcext:value-type="string">
            <text:p>Total network overhead</text:p>
          </table:table-cell>
          <table:table-cell office:value-type="string" calcext:value-type="string">
            <text:p># packets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Payload</text:p>
          </table:table-cell>
        </table:table-row>
        <table:table-row table:style-name="ro1">
          <table:table-cell office:value-type="string" calcext:value-type="string">
            <text:p>CoAP (c/n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1280" calcext:value-type="float">
            <text:p>1280</text:p>
          </table:table-cell>
          <table:table-cell office:value-type="float" office:value="312" calcext:value-type="float">
            <text:p>312</text:p>
          </table:table-cell>
          <table:table-cell table:formula="of:=[.B2]+[.C2]+[.D2]+[.E2]+[.F2]+[.G2]" office:value-type="float" office:value="204" calcext:value-type="float">
            <text:p>204</text:p>
          </table:table-cell>
          <table:table-cell table:formula="of:=[.J2]-[.K2]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2]-[.P2]" office:value-type="float" office:value="209" calcext:value-type="float">
            <text:p>209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AP Sec (c/n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*8" office:value-type="float" office:value="48" calcext:value-type="float">
            <text:p>48</text:p>
          </table:table-cell>
          <table:table-cell table:formula="of:=4*8" office:value-type="float" office:value="32" calcext:value-type="float">
            <text:p>32</text:p>
          </table:table-cell>
          <table:table-cell table:formula="of:=73+105+42+14+53+123" office:value-type="float" office:value="410" calcext:value-type="float">
            <text:p>410</text:p>
          </table:table-cell>
          <table:table-cell table:formula="of:=123+67+126+60" office:value-type="float" office:value="376" calcext:value-type="float">
            <text:p>376</text:p>
          </table:table-cell>
          <table:table-cell office:value-type="float" office:value="188" calcext:value-type="float">
            <text:p>188</text:p>
          </table:table-cell>
          <table:table-cell office:value-type="float" office:value="1280" calcext:value-type="float">
            <text:p>1280</text:p>
          </table:table-cell>
          <table:table-cell office:value-type="float" office:value="1406" calcext:value-type="float">
            <text:p>1406</text:p>
          </table:table-cell>
          <table:table-cell table:formula="of:=[.B3]+[.C3]+[.D3]+[.E3]+[.F3]+[.G3]" office:value-type="float" office:value="866" calcext:value-type="float">
            <text:p>866</text:p>
          </table:table-cell>
          <table:table-cell table:formula="of:=[.J3]-[.K3]"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J3]-[.P3]" office:value-type="float" office:value="1303" calcext:value-type="float">
            <text:p>1303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QTT (0)</text:p>
          </table:table-cell>
          <table:table-cell table:formula="of:=8*20+24" office:value-type="float" office:value="184" calcext:value-type="float">
            <text:p>184</text:p>
          </table:table-cell>
          <table:table-cell table:formula="of:=10*20+24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+79+91+80+14" office:value-type="float" office:value="266" calcext:value-type="float">
            <text:p>266</text:p>
          </table:table-cell>
          <table:table-cell table:formula="of:=4+168+5+4"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office:value-type="float" office:value="1280" calcext:value-type="float">
            <text:p>1280</text:p>
          </table:table-cell>
          <table:table-cell office:value-type="float" office:value="1935" calcext:value-type="float">
            <text:p>1935</text:p>
          </table:table-cell>
          <table:table-cell table:formula="of:=[.B4]+[.C4]+[.D4]+[.E4]+[.F4]+[.G4]" office:value-type="float" office:value="855" calcext:value-type="float">
            <text:p>855</text:p>
          </table:table-cell>
          <table:table-cell table:formula="of:=[.J4]-[.K4]"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J4]-[.P4]" office:value-type="float" office:value="1832" calcext:value-type="float">
            <text:p>1832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QTT (1)</text:p>
          </table:table-cell>
          <table:table-cell table:formula="of:=11*20+24" office:value-type="float" office:value="244" calcext:value-type="float">
            <text:p>244</text:p>
          </table:table-cell>
          <table:table-cell table:formula="of:=14*20+24+4"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4+80+93+4+79+2" office:value-type="float" office:value="272" calcext:value-type="float">
            <text:p>272</text:p>
          </table:table-cell>
          <table:table-cell table:formula="of:=4+170+4+5+4" office:value-type="float" office:value="187" calcext:value-type="float">
            <text:p>187</text:p>
          </table:table-cell>
          <table:table-cell office:value-type="float" office:value="244" calcext:value-type="float">
            <text:p>244</text:p>
          </table:table-cell>
          <table:table-cell office:value-type="float" office:value="1280" calcext:value-type="float">
            <text:p>1280</text:p>
          </table:table-cell>
          <table:table-cell office:value-type="float" office:value="2469" calcext:value-type="float">
            <text:p>2469</text:p>
          </table:table-cell>
          <table:table-cell table:formula="of:=[.B5]+[.C5]+[.D5]+[.E5]+[.F5]+[.G5]" office:value-type="float" office:value="1011" calcext:value-type="float">
            <text:p>1011</text:p>
          </table:table-cell>
          <table:table-cell table:formula="of:=[.J5]-[.K5]" office:value-type="float" office:value="1458" calcext:value-type="float">
            <text:p>145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J5]-[.P5]" office:value-type="float" office:value="2366" calcext:value-type="float">
            <text:p>2366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QTT (2)</text:p>
          </table:table-cell>
          <table:table-cell table:formula="of:=12*20+24" office:value-type="float" office:value="264" calcext:value-type="float">
            <text:p>264</text:p>
          </table:table-cell>
          <table:table-cell table:formula="of:=15*20+24+4"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4+80+93+4+4+4+79+2" office:value-type="float" office:value="280" calcext:value-type="float">
            <text:p>280</text:p>
          </table:table-cell>
          <table:table-cell table:formula="of:=4+4+170+4+4+5+4" office:value-type="float" office:value="195" calcext:value-type="float">
            <text:p>195</text:p>
          </table:table-cell>
          <table:table-cell office:value-type="float" office:value="244" calcext:value-type="float">
            <text:p>244</text:p>
          </table:table-cell>
          <table:table-cell office:value-type="float" office:value="1280" calcext:value-type="float">
            <text:p>1280</text:p>
          </table:table-cell>
          <table:table-cell office:value-type="float" office:value="2633" calcext:value-type="float">
            <text:p>2633</text:p>
          </table:table-cell>
          <table:table-cell table:formula="of:=[.B6]+[.C6]+[.D6]+[.E6]+[.F6]+[.G6]" office:value-type="float" office:value="1067" calcext:value-type="float">
            <text:p>1067</text:p>
          </table:table-cell>
          <table:table-cell table:formula="of:=[.J6]-[.K6]" office:value-type="float" office:value="1566" calcext:value-type="float">
            <text:p>156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J6]-[.P6]" office:value-type="float" office:value="2530" calcext:value-type="float">
            <text:p>2530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QTT-SN (0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*8" office:value-type="float" office:value="48" calcext:value-type="float">
            <text:p>48</text:p>
          </table:table-cell>
          <table:table-cell table:formula="of:=6*8" office:value-type="float" office:value="48" calcext:value-type="float">
            <text:p>48</text:p>
          </table:table-cell>
          <table:table-cell table:formula="of:=2+78+58+78+42+6" office:value-type="float" office:value="264" calcext:value-type="float">
            <text:p>264</text:p>
          </table:table-cell>
          <table:table-cell table:formula="of:=2+4+97+8+7+3"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office:value-type="float" office:value="1280" calcext:value-type="float">
            <text:p>1280</text:p>
          </table:table-cell>
          <table:table-cell office:value-type="float" office:value="1129" calcext:value-type="float">
            <text:p>1129</text:p>
          </table:table-cell>
          <table:table-cell table:formula="of:=[.B7]+[.C7]+[.D7]+[.E7]+[.F7]+[.G7]" office:value-type="float" office:value="481" calcext:value-type="float">
            <text:p>481</text:p>
          </table:table-cell>
          <table:table-cell table:formula="of:=[.J7]-[.K7]" office:value-type="float" office:value="648" calcext:value-type="float">
            <text:p>64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J7]-[.P7]" office:value-type="float" office:value="1026" calcext:value-type="float">
            <text:p>1026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QTT-SN (1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*8" office:value-type="float" office:value="56" calcext:value-type="float">
            <text:p>56</text:p>
          </table:table-cell>
          <table:table-cell table:formula="of:=7*8" office:value-type="float" office:value="56" calcext:value-type="float">
            <text:p>56</text:p>
          </table:table-cell>
          <table:table-cell table:formula="of:=6+42+78+58+7+78+2" office:value-type="float" office:value="271" calcext:value-type="float">
            <text:p>271</text:p>
          </table:table-cell>
          <table:table-cell table:formula="of:=2+4+97+7+8+7+3"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1280" calcext:value-type="float">
            <text:p>1280</text:p>
          </table:table-cell>
          <table:table-cell office:value-type="float" office:value="1267" calcext:value-type="float">
            <text:p>1267</text:p>
          </table:table-cell>
          <table:table-cell table:formula="of:=[.B8]+[.C8]+[.D8]+[.E8]+[.F8]+[.G8]" office:value-type="float" office:value="511" calcext:value-type="float">
            <text:p>511</text:p>
          </table:table-cell>
          <table:table-cell table:formula="of:=[.J8]-[.K8]"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J8]-[.P8]" office:value-type="float" office:value="1164" calcext:value-type="float">
            <text:p>1164</text:p>
          </table:table-cell>
          <table:table-cell table:formula="of:=81+2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QTT-SN (2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*8" office:value-type="float" office:value="72" calcext:value-type="float">
            <text:p>72</text:p>
          </table:table-cell>
          <table:table-cell table:formula="of:=9*8" office:value-type="float" office:value="72" calcext:value-type="float">
            <text:p>72</text:p>
          </table:table-cell>
          <table:table-cell table:formula="of:=6+42+78+58+4+4+78+4+2" office:value-type="float" office:value="276" calcext:value-type="float">
            <text:p>276</text:p>
          </table:table-cell>
          <table:table-cell table:formula="of:=2+4+4+97+4+4+8+7+3"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office:value-type="float" office:value="1280" calcext:value-type="float">
            <text:p>1280</text:p>
          </table:table-cell>
          <table:table-cell office:value-type="float" office:value="1525" calcext:value-type="float">
            <text:p>1525</text:p>
          </table:table-cell>
          <table:table-cell table:formula="of:=[.B9]+[.C9]+[.D9]+[.E9]+[.F9]+[.G9]" office:value-type="float" office:value="553" calcext:value-type="float">
            <text:p>553</text:p>
          </table:table-cell>
          <table:table-cell table:formula="of:=[.J9]-[.K9]"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J9]-[.P9]" office:value-type="float" office:value="1422" calcext:value-type="float">
            <text:p>1422</text:p>
          </table:table-cell>
          <table:table-cell table:formula="of:=81+22"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111" number:language="en" number:country="GB">
      <number:number number:decimal-places="0" loext:min-decimal-places="0" number:min-integer-digits="1"/>
      <number:text>n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7:52:16.649628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2:55:18.325434576</meta:creation-date>
    <dc:date>2022-05-10T17:54:02.679243539</dc:date>
    <meta:editing-duration>PT10H22M53S</meta:editing-duration>
    <meta:editing-cycles>32</meta:editing-cycles>
    <meta:generator>LibreOffice/6.4.7.2$Linux_X86_64 LibreOffice_project/40$Build-2</meta:generator>
    <meta:document-statistic meta:table-count="1" meta:cell-count="13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e31a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9a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3a02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df8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1f78b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0cm" svg:y="0.1cm" style:legend-expansion="custom" chartooo:width="15cm" chartooo:height="0.5cm" style:legend-expansion-aspect-ratio="30" chart:style-name="ch2"/>
        <chart:plot-area chart:style-name="ch3" table:cell-range-address="Benchmarks.A2:Benchmarks.G9 Benchmarks.A1:Benchmarks.G1 Benchmarks.K2:Benchmarks.K9" chart:data-source-has-labels="both" svg:x="0.768cm" svg:y="0.8cm" svg:width="13.73cm" svg:height="7.929cm">
          <chartooo:coordinate-region svg:x="1.76cm" svg:y="0.999cm" svg:width="12.738cm" svg:height="5.497cm"/>
          <chart:axis chart:dimension="x" chart:name="primary-x" chart:style-name="ch4" chartooo:axis-type="auto">
            <chartooo:date-scale/>
            <chart:categories table:cell-range-address="Benchmarks.A2:Benchmarks.A9"/>
          </chart:axis>
          <chart:axis chart:dimension="y" chart:name="primary-y" chart:style-name="ch5">
            <chart:title svg:x="0.103cm" svg:y="5.089cm" chart:style-name="ch6">
              <text:p>Number of bytes</text:p>
            </chart:title>
            <chart:grid chart:style-name="ch7" chart:class="major"/>
          </chart:axis>
          <chart:series chart:style-name="ch8" chart:values-cell-range-address="Benchmarks.B2:Benchmarks.B9" chart:label-cell-address="Benchmarks.B1:Benchmarks.B1" chart:class="chart:bar">
            <chart:data-point chart:repeated="8"/>
          </chart:series>
          <chart:series chart:style-name="ch9" chart:values-cell-range-address="Benchmarks.C2:Benchmarks.C9" chart:label-cell-address="Benchmarks.C1:Benchmarks.C1" chart:class="chart:bar">
            <chart:data-point chart:repeated="8"/>
          </chart:series>
          <chart:series chart:style-name="ch10" chart:values-cell-range-address="Benchmarks.D2:Benchmarks.D9" chart:label-cell-address="Benchmarks.D1:Benchmarks.D1" chart:class="chart:bar">
            <chart:data-point chart:repeated="8"/>
          </chart:series>
          <chart:series chart:style-name="ch11" chart:values-cell-range-address="Benchmarks.E2:Benchmarks.E9" chart:label-cell-address="Benchmarks.E1:Benchmarks.E1" chart:class="chart:bar">
            <chart:data-point chart:repeated="8"/>
          </chart:series>
          <chart:series chart:style-name="ch12" chart:values-cell-range-address="Benchmarks.F2:Benchmarks.F9" chart:label-cell-address="Benchmarks.F1:Benchmarks.F1" chart:class="chart:bar">
            <chart:data-point chart:repeated="8"/>
          </chart:series>
          <chart:series chart:style-name="ch13" chart:values-cell-range-address="Benchmarks.G2:Benchmarks.G9" chart:label-cell-address="Benchmarks.G1:Benchmarks.G1" chart:class="chart:bar">
            <chart:data-point chart:repeated="8"/>
          </chart:series>
          <chart:series chart:style-name="ch14" chart:values-cell-range-address="Benchmarks.K2:Benchmarks.K9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sent</text:p>
                <draw:g>
                  <svg:desc>Benchmarks.B1:Benchmarks.B1</svg:desc>
                </draw:g>
              </table:table-cell>
              <table:table-cell office:value-type="string">
                <text:p>TCP received</text:p>
                <draw:g>
                  <svg:desc>Benchmarks.C1:Benchmarks.C1</svg:desc>
                </draw:g>
              </table:table-cell>
              <table:table-cell office:value-type="string">
                <text:p>UDP sent</text:p>
                <draw:g>
                  <svg:desc>Benchmarks.D1:Benchmarks.D1</svg:desc>
                </draw:g>
              </table:table-cell>
              <table:table-cell office:value-type="string">
                <text:p>UDP received</text:p>
                <draw:g>
                  <svg:desc>Benchmarks.E1:Benchmarks.E1</svg:desc>
                </draw:g>
              </table:table-cell>
              <table:table-cell office:value-type="string">
                <text:p>Protocol sent</text:p>
                <draw:g>
                  <svg:desc>Benchmarks.F1:Benchmarks.F1</svg:desc>
                </draw:g>
              </table:table-cell>
              <table:table-cell office:value-type="string">
                <text:p>Protocol received</text:p>
                <draw:g>
                  <svg:desc>Benchmarks.G1:Benchmarks.G1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Benchmarks.A2:Benchmarks.A9</svg:desc>
                </draw:g>
              </table:table-cell>
              <table:table-cell office:value-type="float" office:value="0">
                <text:p>0</text:p>
                <draw:g>
                  <svg:desc>Benchmarks.B2:Benchmarks.B9</svg:desc>
                </draw:g>
              </table:table-cell>
              <table:table-cell office:value-type="float" office:value="0">
                <text:p>0</text:p>
                <draw:g>
                  <svg:desc>Benchmarks.C2:Benchmarks.C9</svg:desc>
                </draw:g>
              </table:table-cell>
              <table:table-cell office:value-type="float" office:value="8">
                <text:p>8</text:p>
                <draw:g>
                  <svg:desc>Benchmarks.D2:Benchmarks.D9</svg:desc>
                </draw:g>
              </table:table-cell>
              <table:table-cell office:value-type="float" office:value="8">
                <text:p>8</text:p>
                <draw:g>
                  <svg:desc>Benchmarks.E2:Benchmarks.E9</svg:desc>
                </draw:g>
              </table:table-cell>
              <table:table-cell office:value-type="float" office:value="94">
                <text:p>94</text:p>
                <draw:g>
                  <svg:desc>Benchmarks.F2:Benchmarks.F9</svg:desc>
                </draw:g>
              </table:table-cell>
              <table:table-cell office:value-type="float" office:value="94">
                <text:p>94</text:p>
                <draw:g>
                  <svg:desc>Benchmarks.G2:Benchmarks.G9</svg:desc>
                </draw:g>
              </table:table-cell>
              <table:table-cell office:value-type="float" office:value="204">
                <text:p>204</text:p>
                <draw:g>
                  <svg:desc>Benchmarks.K2:Benchmarks.K9</svg:desc>
                </draw:g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410">
                <text:p>410</text:p>
              </table:table-cell>
              <table:table-cell office:value-type="float" office:value="376">
                <text:p>37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184">
                <text:p>18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181">
                <text:p>18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244">
                <text:p>244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  <table:table-cell office:value-type="float" office:value="187">
                <text:p>18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264">
                <text:p>264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1">
                <text:p>271</text:p>
              </table:table-cell>
              <table:table-cell office:value-type="float" office:value="128">
                <text:p>12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6">
                <text:p>276</text:p>
              </table:table-cell>
              <table:table-cell office:value-type="float" office:value="133">
                <text:p>133</text:p>
              </table:table-cell>
              <table:table-cell office:value-type="float" office:value="553">
                <text:p>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f78b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f8a62" draw:fill-color="#ef8a62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7.001cm" xlink:href=".." xlink:type="simple" chart:class="chart:bar" chart:style-name="ch1">
        <chart:legend chart:legend-position="end" svg:x="3.603cm" svg:y="0.1cm" style:legend-expansion="custom" chartooo:width="8cm" chartooo:height="0.5cm" style:legend-expansion-aspect-ratio="16" chart:style-name="ch2"/>
        <chart:plot-area chart:style-name="ch3" table:cell-range-address="Benchmarks.A2:Benchmarks.A9 Benchmarks.H1:Benchmarks.I9" chart:data-source-has-labels="both" svg:x="0.892cm" svg:y="0.798cm" svg:width="13.602cm" svg:height="6.227cm">
          <chartooo:coordinate-region svg:x="1.884cm" svg:y="0.998cm" svg:width="12.61cm" svg:height="3.794cm"/>
          <chart:axis chart:dimension="x" chart:name="primary-x" chart:style-name="ch4" chartooo:axis-type="auto">
            <chartooo:date-scale/>
            <chart:categories table:cell-range-address="Benchmarks.A2:Benchmarks.A9"/>
          </chart:axis>
          <chart:axis chart:dimension="y" chart:name="primary-y" chart:style-name="ch5">
            <chart:title svg:x="0.103cm" svg:y="4.256cm" chart:style-name="ch6">
              <text:p>Number of bytes</text:p>
            </chart:title>
            <chart:grid chart:style-name="ch7" chart:class="major"/>
          </chart:axis>
          <chart:series chart:style-name="ch8" chart:values-cell-range-address="Benchmarks.H2:Benchmarks.H9" chart:label-cell-address="Benchmarks.H1:Benchmarks.H1" chart:class="chart:bar">
            <chart:data-point chart:repeated="8"/>
          </chart:series>
          <chart:series chart:style-name="ch9" chart:values-cell-range-address="Benchmarks.I2:Benchmarks.I9" chart:label-cell-address="Benchmarks.I1:Benchmarks.I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est packet</text:p>
                <draw:g>
                  <svg:desc>Benchmarks.H1:Benchmarks.H1</svg:desc>
                </draw:g>
              </table:table-cell>
              <table:table-cell office:value-type="string">
                <text:p>Max MTU (1280 bytes)</text:p>
                <draw:g>
                  <svg:desc>Benchmarks.I1:Benchmark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Benchmarks.A2:Benchmarks.A9</svg:desc>
                </draw:g>
              </table:table-cell>
              <table:table-cell office:value-type="float" office:value="156">
                <text:p>156</text:p>
                <draw:g>
                  <svg:desc>Benchmarks.H2:Benchmarks.H9</svg:desc>
                </draw:g>
              </table:table-cell>
              <table:table-cell office:value-type="float" office:value="1280">
                <text:p>1280</text:p>
                <draw:g>
                  <svg:desc>Benchmarks.I2:Benchmarks.I9</svg:desc>
                </draw:g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188">
                <text:p>18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242">
                <text:p>24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244">
                <text:p>24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244">
                <text:p>24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159">
                <text:p>15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159">
                <text:p>15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159">
                <text:p>159</text:p>
              </table:table-cell>
              <table:table-cell office:value-type="float" office:value="1280">
                <text:p>1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data-label-number="percentage" chart:data-label-text="false" chart:data-label-symbol="false" style:rotation-angle="90"/>
      <style:graphic-properties draw:stroke="none" draw:fill-color="#1f78b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style:rotation-angle="90"/>
      <style:graphic-properties draw:stroke="none" draw:fill-color="#a6cee3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3.793cm" svg:y="0.1cm" style:legend-expansion="custom" chartooo:width="7.3cm" chartooo:height="0.5cm" style:legend-expansion-aspect-ratio="14.6" chart:style-name="ch2"/>
        <chart:plot-area chart:style-name="ch3" table:cell-range-address="Benchmarks.A2:Benchmarks.A9 Benchmarks.K1:Benchmarks.L9" chart:data-source-has-labels="both" svg:x="0.636cm" svg:y="0.8cm" svg:width="14.36cm" svg:height="8.139cm">
          <chartooo:coordinate-region svg:x="1.76cm" svg:y="0.999cm" svg:width="13.236cm" svg:height="5.894cm"/>
          <chart:axis chart:dimension="x" chart:name="primary-x" chart:style-name="ch4" chartooo:axis-type="auto">
            <chartooo:date-scale/>
            <chart:categories table:cell-range-address="Benchmarks.A2:Benchmarks.A9"/>
          </chart:axis>
          <chart:axis chart:dimension="y" chart:name="primary-y" chart:style-name="ch5">
            <chart:title svg:x="0.11cm" svg:y="6.757cm" chart:style-name="ch6">
              <text:p>Protocol-to-Network-Ratio (%)</text:p>
            </chart:title>
          </chart:axis>
          <chart:series chart:style-name="ch7" chart:values-cell-range-address="Benchmarks.K2:Benchmarks.K9" chart:label-cell-address="Benchmarks.K1:Benchmarks.K1" chart:class="chart:bar">
            <chart:data-point chart:repeated="8"/>
          </chart:series>
          <chart:series chart:style-name="ch8" chart:values-cell-range-address="Benchmarks.L2:Benchmarks.L9" chart:label-cell-address="Benchmarks.L1:Benchmarks.L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rotocols</text:p>
                <draw:g>
                  <svg:desc>Benchmarks.K1:Benchmarks.K1</svg:desc>
                </draw:g>
              </table:table-cell>
              <table:table-cell office:value-type="string">
                <text:p>Total network overhead</text:p>
                <draw:g>
                  <svg:desc>Benchmarks.L1:Benchmark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Benchmarks.A2:Benchmarks.A9</svg:desc>
                </draw:g>
              </table:table-cell>
              <table:table-cell office:value-type="float" office:value="204">
                <text:p>204</text:p>
                <draw:g>
                  <svg:desc>Benchmarks.K2:Benchmarks.K9</svg:desc>
                </draw:g>
              </table:table-cell>
              <table:table-cell office:value-type="float" office:value="108">
                <text:p>108</text:p>
                <draw:g>
                  <svg:desc>Benchmarks.L2:Benchmarks.L9</svg:desc>
                </draw:g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866">
                <text:p>86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855">
                <text:p>8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1011">
                <text:p>101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1067">
                <text:p>1067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481">
                <text:p>48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511">
                <text:p>51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553">
                <text:p>553</text:p>
              </table:table-cell>
              <table:table-cell office:value-type="float" office:value="972">
                <text:p>9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f78b4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plot-area chart:style-name="ch2" table:cell-range-address="Benchmarks.A2:Benchmarks.A9 Benchmarks.M1:Benchmarks.M9" chart:data-source-has-labels="both" svg:x="0.585cm" svg:y="0.294cm" svg:width="9.411cm" svg:height="7.627cm">
          <chartooo:coordinate-region svg:x="1.386cm" svg:y="0.493cm" svg:width="8.61cm" svg:height="5.195cm"/>
          <chart:axis chart:dimension="x" chart:name="primary-x" chart:style-name="ch3" chartooo:axis-type="auto">
            <chartooo:date-scale/>
            <chart:categories table:cell-range-address="Benchmarks.A2:Benchmarks.A9"/>
          </chart:axis>
          <chart:axis chart:dimension="y" chart:name="primary-y" chart:style-name="ch4">
            <chart:title svg:x="0.103cm" svg:y="4.586cm" chart:style-name="ch5">
              <text:p>Number of packets</text:p>
            </chart:title>
            <chart:grid chart:style-name="ch6" chart:class="major"/>
          </chart:axis>
          <chart:series chart:style-name="ch7" chart:values-cell-range-address="Benchmarks.M2:Benchmarks.M9" chart:label-cell-address="Benchmarks.M1:Benchmarks.M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packets</text:p>
                <draw:g>
                  <svg:desc>Benchmarks.M1:Benchmark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Benchmarks.A2:Benchmarks.A9</svg:desc>
                </draw:g>
              </table:table-cell>
              <table:table-cell office:value-type="float" office:value="2">
                <text:p>2</text:p>
                <draw:g>
                  <svg:desc>Benchmarks.M2:Benchmarks.M9</svg:desc>
                </draw:g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1f78b4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plot-area chart:style-name="ch2" table:cell-range-address="Benchmarks.A2:Benchmarks.A9 Benchmarks.J1:Benchmarks.J9" chart:data-source-has-labels="both" svg:x="0.82cm" svg:y="0.299cm" svg:width="8.676cm" svg:height="7.627cm">
          <chartooo:coordinate-region svg:x="1.812cm" svg:y="0.498cm" svg:width="7.684cm" svg:height="5.195cm"/>
          <chart:axis chart:dimension="x" chart:name="primary-x" chart:style-name="ch3" chartooo:axis-type="auto">
            <chartooo:date-scale/>
            <chart:categories table:cell-range-address="Benchmarks.A2:Benchmarks.A9"/>
          </chart:axis>
          <chart:axis chart:dimension="y" chart:name="primary-y" chart:style-name="ch4">
            <chart:title svg:x="0.103cm" svg:y="4.499cm" chart:style-name="ch5">
              <text:p>Number of bytes</text:p>
            </chart:title>
            <chart:grid chart:style-name="ch6" chart:class="major"/>
          </chart:axis>
          <chart:series chart:style-name="ch7" chart:values-cell-range-address="Benchmarks.J2:Benchmarks.J9" chart:label-cell-address="Benchmarks.J1:Benchmarks.J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etwork</text:p>
                <draw:g>
                  <svg:desc>Benchmarks.J1:Benchmark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Benchmarks.A2:Benchmarks.A9</svg:desc>
                </draw:g>
              </table:table-cell>
              <table:table-cell office:value-type="float" office:value="312">
                <text:p>312</text:p>
                <draw:g>
                  <svg:desc>Benchmarks.J2:Benchmarks.J9</svg:desc>
                </draw:g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1525">
                <text:p>1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style:rotation-angle="90"/>
      <style:graphic-properties draw:stroke="none" draw:fill-color="#1f78b4" fo:wrap-option="wrap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a6cee3" dr3d:edge-rounding="5%"/>
      <style:text-properties fo:font-size="10pt" style:font-size-asian="10pt" style:font-size-complex="10pt"/>
    </style:style>
    <style:style style:name="ch10" style:family="chart">
      <style:chart-properties chart:solid-type="cuboid" style:rotation-angle="90"/>
    </style:style>
    <style:style style:name="ch11" style:family="chart">
      <style:chart-properties chart:solid-type="cuboi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4.988cm" svg:y="0.1cm" style:legend-expansion="custom" chartooo:width="5cm" chartooo:height="0.5cm" style:legend-expansion-aspect-ratio="10" chart:style-name="ch2"/>
        <chart:plot-area chart:style-name="ch3" table:cell-range-address="Benchmarks.A2:Benchmarks.A9 Benchmarks.O1:Benchmarks.P9" chart:data-source-has-labels="both" svg:x="0.66cm" svg:y="0.799cm" svg:width="13.835cm" svg:height="7.927cm">
          <chartooo:coordinate-region svg:x="1.784cm" svg:y="0.998cm" svg:width="12.711cm" svg:height="5.495cm"/>
          <chart:axis chart:dimension="x" chart:name="primary-x" chart:style-name="ch4" chartooo:axis-type="auto">
            <chartooo:date-scale/>
            <chart:categories table:cell-range-address="Benchmarks.A2:Benchmarks.A9"/>
          </chart:axis>
          <chart:axis chart:dimension="y" chart:name="primary-y" chart:style-name="ch5">
            <chart:title svg:x="0.103cm" svg:y="6.361cm" chart:style-name="ch6">
              <text:p>Payload-to-Overhead Ratio (%)</text:p>
            </chart:title>
            <chart:grid chart:style-name="ch7" chart:class="major"/>
          </chart:axis>
          <chart:series chart:style-name="ch8" chart:values-cell-range-address="Benchmarks.O2:Benchmarks.O9" chart:label-cell-address="Benchmarks.O1:Benchmarks.O1" chart:class="chart:bar">
            <chart:data-point chart:repeated="8"/>
          </chart:series>
          <chart:series chart:style-name="ch9" chart:values-cell-range-address="Benchmarks.P2:Benchmarks.P9" chart:label-cell-address="Benchmarks.P1:Benchmarks.P1" chart:class="chart:bar">
            <chart:data-point chart:style-name="ch10"/>
            <chart:data-point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head</text:p>
                <draw:g>
                  <svg:desc>Benchmarks.O1:Benchmarks.O1</svg:desc>
                </draw:g>
              </table:table-cell>
              <table:table-cell office:value-type="string">
                <text:p>Payload</text:p>
                <draw:g>
                  <svg:desc>Benchmarks.P1:Benchmark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AP (c/n)</text:p>
                <draw:g>
                  <svg:desc>Benchmarks.A2:Benchmarks.A9</svg:desc>
                </draw:g>
              </table:table-cell>
              <table:table-cell office:value-type="float" office:value="209">
                <text:p>209</text:p>
                <draw:g>
                  <svg:desc>Benchmarks.O2:Benchmarks.O9</svg:desc>
                </draw:g>
              </table:table-cell>
              <table:table-cell office:value-type="float" office:value="103">
                <text:p>103</text:p>
                <draw:g>
                  <svg:desc>Benchmarks.P2:Benchmarks.P9</svg:desc>
                </draw:g>
              </table:table-cell>
            </table:table-row>
            <table:table-row>
              <table:table-cell office:value-type="string">
                <text:p>CoAP Sec (c/n)</text:p>
              </table:table-cell>
              <table:table-cell office:value-type="float" office:value="1303">
                <text:p>1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QTT (0)</text:p>
              </table:table-cell>
              <table:table-cell office:value-type="float" office:value="1832">
                <text:p>18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QTT (1)</text:p>
              </table:table-cell>
              <table:table-cell office:value-type="float" office:value="2366">
                <text:p>236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2530">
                <text:p>25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QTT-SN (0)</text:p>
              </table:table-cell>
              <table:table-cell office:value-type="float" office:value="1026">
                <text:p>10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QTT-SN (1)</text:p>
              </table:table-cell>
              <table:table-cell office:value-type="float" office:value="1164">
                <text:p>11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1422">
                <text:p>142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